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～.</text:p>
          </table:table-cell>
          <table:table-cell table:number-columns-repeated="1020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20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20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20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</text:p>
          </table:table-cell>
          <table:table-cell table:number-columns-repeated="1020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ooks aside, I'm the boss around here.</text:p>
          </table:table-cell>
          <table:table-cell table:number-columns-repeated="1020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20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-san...?!</text:p>
          </table:table-cell>
          <table:table-cell table:number-columns-repeated="1020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—it's Sharusharu.</text:p>
          </table:table-cell>
          <table:table-cell table:number-columns-repeated="1020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</text:p>
          </table:table-cell>
          <table:table-cell table:number-columns-repeated="1020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mehow...!</text:p>
          </table:table-cell>
          <table:table-cell table:number-columns-repeated="1020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20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20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20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～!</text:p>
          </table:table-cell>
          <table:table-cell table:number-columns-repeated="1020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20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20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</text:p>
          </table:table-cell>
          <table:table-cell table:number-columns-repeated="1020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Agh～, ouch～! Goddammit～!!</text:p>
          </table:table-cell>
          <table:table-cell table:number-columns-repeated="1020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20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20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 She got away.</text:p>
          </table:table-cell>
          <table:table-cell table:number-columns-repeated="1020"/>
        </table:table-row>
        <table:table-row>
          <table:table-cell table:style-name="ce0" office:value-type="string">
            <text:p>去る者は追わ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let sleeping dogs lie.</text:p>
          </table:table-cell>
          <table:table-cell table:number-columns-repeated="1020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20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really am very grateful!</text:p>
          </table:table-cell>
          <table:table-cell table:number-columns-repeated="1020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</text:p>
          </table:table-cell>
          <table:table-cell table:number-columns-repeated="1020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20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20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at's good to hear.</text:p>
          </table:table-cell>
          <table:table-cell table:number-columns-repeated="1020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20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t of here quickly.</text:p>
          </table:table-cell>
          <table:table-cell table:number-columns-repeated="1020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20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